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 fo:margin-right="-0.4437in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T23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2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1" style:family="table-column">
      <style:table-column-properties style:column-width="2.9527in"/>
    </style:style>
    <style:style style:name="TableColumn32" style:family="table-column">
      <style:table-column-properties style:column-width="1.7722in"/>
    </style:style>
    <style:style style:name="TableColumn33" style:family="table-column">
      <style:table-column-properties style:column-width="1.968in"/>
    </style:style>
    <style:style style:name="Table30" style:family="table">
      <style:table-properties style:width="6.693in" style:rel-width="100%" fo:margin-left="0in" table:align="left"/>
    </style:style>
    <style:style style:name="TableRow34" style:family="table-row">
      <style:table-row-properties style:min-row-height="0.4263in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Row41" style:family="table-row">
      <style:table-row-properties style:min-row-height="0.4263in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Обычный" style:family="paragraph">
      <style:paragraph-properties fo:break-before="page" fo:line-height="150%" fo:margin-left="0.4923in">
        <style:tab-stops/>
      </style:paragraph-properties>
    </style:style>
    <style:style style:name="T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 fo:text-indent="0.4923in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9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1" style:parent-style-name="Обычный" style:family="paragraph">
      <style:paragraph-properties fo:line-height="150%" fo:text-indent="0.4923in"/>
      <style:text-properties fo:font-size="14pt" style:font-size-asian="14pt" style:font-size-complex="14pt"/>
    </style:style>
    <style:style style:name="P72" style:parent-style-name="Обычный" style:family="paragraph">
      <style:paragraph-properties fo:break-before="page" fo:line-height="150%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ableColumn75" style:family="table-column">
      <style:table-column-properties style:column-width="1.9736in" style:use-optimal-column-width="false"/>
    </style:style>
    <style:style style:name="TableColumn76" style:family="table-column">
      <style:table-column-properties style:column-width="4.1354in" style:use-optimal-column-width="false"/>
    </style:style>
    <style:style style:name="Table74" style:family="table">
      <style:table-properties style:width="6.109in" fo:margin-left="0.0819in" table:align="left"/>
    </style:style>
    <style:style style:name="TableRow77" style:family="table-row">
      <style:table-row-properties style:min-row-height="0.3659in" style:use-optimal-row-height="false"/>
    </style:style>
    <style:style style:name="TableCell78" style:family="table-cell">
      <style:table-cell-properties fo:border="0.0034in solid #000000" style:writing-mode="lr-tb" fo:padding-top="0in" fo:padding-left="0in" fo:padding-bottom="0in" fo:padding-right="0in"/>
    </style:style>
    <style:style style:name="P79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Cell80" style:family="table-cell">
      <style:table-cell-properties fo:border="0.0034in solid #000000" style:writing-mode="lr-tb" fo:padding-top="0in" fo:padding-left="0in" fo:padding-bottom="0in" fo:padding-right="0in"/>
    </style:style>
    <style:style style:name="P81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Row82" style:family="table-row">
      <style:table-row-properties style:min-row-height="1.2194in" style:use-optimal-row-height="false"/>
    </style:style>
    <style:style style:name="TableCell83" style:family="table-cell">
      <style:table-cell-properties fo:border="0.0034in solid #000000" style:writing-mode="lr-tb" fo:padding-top="0in" fo:padding-left="0in" fo:padding-bottom="0in" fo:padding-right="0in"/>
    </style:style>
    <style:style style:name="P84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Cell85" style:family="table-cell">
      <style:table-cell-properties fo:border="0.0034in solid #000000" style:writing-mode="lr-tb" fo:padding-top="0in" fo:padding-left="0in" fo:padding-bottom="0in" fo:padding-right="0in"/>
    </style:style>
    <style:style style:name="P86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87" style:family="table-row">
      <style:table-row-properties style:min-row-height="0.9368in" style:use-optimal-row-height="false"/>
    </style:style>
    <style:style style:name="TableCell88" style:family="table-cell">
      <style:table-cell-properties fo:border="0.0034in solid #000000" style:writing-mode="lr-tb" fo:padding-top="0in" fo:padding-left="0in" fo:padding-bottom="0in" fo:padding-right="0in"/>
    </style:style>
    <style:style style:name="P89" style:parent-style-name="Обычный" style:family="paragraph">
      <style:paragraph-properties fo:widows="0" fo:orphans="0" style:text-autospace="none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ableCell91" style:family="table-cell">
      <style:table-cell-properties fo:border="0.0034in solid #000000" style:writing-mode="lr-tb" fo:padding-top="0in" fo:padding-left="0in" fo:padding-bottom="0in" fo:padding-right="0in"/>
    </style:style>
    <style:style style:name="P92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93" style:family="table-row">
      <style:table-row-properties style:min-row-height="1.1145in" style:use-optimal-row-height="false"/>
    </style:style>
    <style:style style:name="TableCell94" style:family="table-cell">
      <style:table-cell-properties fo:border="0.0034in solid #000000" style:writing-mode="lr-tb" fo:padding-top="0in" fo:padding-left="0in" fo:padding-bottom="0in" fo:padding-right="0in"/>
    </style:style>
    <style:style style:name="P95" style:parent-style-name="Обычный" style:family="paragraph">
      <style:paragraph-properties fo:widows="0" fo:orphans="0" style:text-autospace="none"/>
    </style:style>
    <style:style style:name="TableCell96" style:family="table-cell">
      <style:table-cell-properties fo:border="0.0034in solid #000000" style:writing-mode="lr-tb" fo:padding-top="0in" fo:padding-left="0in" fo:padding-bottom="0in" fo:padding-right="0in"/>
    </style:style>
    <style:style style:name="P97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98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99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01" style:parent-style-name="Обычный" style:family="paragraph">
      <style:paragraph-properties fo:break-before="page" fo:text-align="center" fo:line-height="150%"/>
    </style:style>
    <style:style style:name="T102" style:parent-style-name="Названиекниги" style:family="text">
      <style:text-properties fo:text-transform="uppercase" fo:font-size="14pt" style:font-size-asian="14pt" style:font-size-complex="14pt"/>
    </style:style>
    <style:style style:name="P103" style:parent-style-name="Обычный" style:family="paragraph">
      <style:paragraph-properties fo:text-align="center" fo:line-height="150%"/>
    </style:style>
    <style:style style:name="T104" style:parent-style-name="Названиекниги" style:family="text">
      <style:text-properties fo:text-transform="uppercase" fo:font-size="14pt" style:font-size-asian="14pt" style:font-size-complex="14pt"/>
    </style:style>
    <style:style style:name="P10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0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0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0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0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1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1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1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1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1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1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1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1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1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2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3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4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6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8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9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30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30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30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30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30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30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306" style:parent-style-name="Обычный" style:family="paragraph">
      <style:paragraph-properties fo:text-align="justify"/>
    </style:style>
    <style:style style:name="T307" style:parent-style-name="Основнойшрифтабзаца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м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3</text:p>
      <text:p text:style-name="P18"><text:span text:style-name="T19">по дисциплине «Алгоритмы и структуры данных</text:span><text:span text:style-name="T20">»</text:span></text:p>
      <text:p text:style-name="P21"><text:span text:style-name="T22">Тема:<text:s/></text:span><text:span text:style-name="T23">Деревья.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Студент гр. 9384</text:p>
          </table:table-cell>
          <table:table-cell table:style-name="TableCell37">
            <text:p text:style-name="P38"/>
          </table:table-cell>
          <table:table-cell table:style-name="TableCell39">
            <text:p text:style-name="P40">Мосин К.К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<text:span text:style-name="T52">2020</text:span></text:p>
      <text:p text:style-name="P53"><text:span text:style-name="T54">Цель работы.</text:span></text:p>
      <text:p text:style-name="P55"><text:span text:style-name="T56">Обработать ввод бинарного дерева. Определить глубину и путь внутреннего дерева.</text:span></text:p>
      <text:p text:style-name="P57"/>
      <text:p text:style-name="P58">Задание.</text:p>
      <text:p text:style-name="P59">ВАРИАНТ 2д.</text:p>
      <text:p text:style-name="P60"><text:span text:style-name="T61">Для заданного бинарного дерева b типа BT с произвольным типом элементов:</text:span></text:p>
      <text:p text:style-name="P62"><text:span text:style-name="T63">- определить максимальную глубину дерева b, т. е. число ветвей в самом длинном из путей от корня дерева до листьев;</text:span></text:p>
      <text:p text:style-name="P64"><text:span text:style-name="T65">- вычислить длину внутреннего пути дерева b, т. е. сумму по всем узлам длин путей от корня до узла.</text:span></text:p>
      <text:p text:style-name="P66"/>
      <text:p text:style-name="P67">Выполнение работы.</text:p>
      <text:p text:style-name="P68">Предполагается, что вводимые данные истины, то бишь бинарное дерево введено корректно, а также используется короткая запись. Для обозначения отсутствия узлов вводится символ ‘/’. Для создания левой ветви достаточным условием является наличие ‘(‘ символа после корня дерева. С правой ветвью гораздо сложнее. Достаточным условием является наличие символа ‘/’ после корня, либо ‘(‘ символа после четного количества ‘(‘ и ‘)’ символов. После успешного ввода дерево обрабатывается двумя функциями. Одна перебирает все узлы(лепестки), пока они не кончатся, и считает уровень, на котором находится последний узел(лепесток), тем самым получая максимальную глубину дерева. Вторая функция также перебирает узлы и только узлы, считая общую сумму глубины для каждого узла, чтобы получить путь внутреннего дерева.</text:p>
      <text:p text:style-name="P69"/>
      <text:p text:style-name="P70">Тестирование.</text:p>
      <text:p text:style-name="P71">Результаты тестирования представлены в табл. 1.</text:p>
      <text:p text:style-name="P72"><text:span text:style-name="T73">Таблица 1 – Результаты тестирования</text:span>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Входные данные</text:p>
          </table:table-cell>
          <table:table-cell table:style-name="TableCell80">
            <text:p text:style-name="P81">Выходные данные</text:p>
          </table:table-cell>
        </table:table-row>
        <table:table-row table:style-name="TableRow82">
          <table:table-cell table:style-name="TableCell83">
            <text:p text:style-name="P84">()</text:p>
          </table:table-cell>
          <table:table-cell table:style-name="TableCell85">
            <text:p text:style-name="P86">NULL</text:p>
          </table:table-cell>
        </table:table-row>
        <table:table-row table:style-name="TableRow87">
          <table:table-cell table:style-name="TableCell88">
            <text:p text:style-name="P89"><text:span text:style-name="T90">(a(b(c)))</text:span></text:p>
          </table:table-cell>
          <table:table-cell table:style-name="TableCell91">
            <text:p text:style-name="P92">Max depth = 3 Lenght = 1</text:p>
          </table:table-cell>
        </table:table-row>
        <table:table-row table:style-name="TableRow93">
          <table:table-cell table:style-name="TableCell94">
            <text:p text:style-name="P95">(a(b(d/(h))(e))(c(f(i)(j))(g/(k(l)))))</text:p>
          </table:table-cell>
          <table:table-cell table:style-name="TableCell96">
            <text:p text:style-name="P97">Max depth = 5 Lenght = 11</text:p>
          </table:table-cell>
        </table:table-row>
      </table:table>
      <text:p text:style-name="P98"/>
      <text:p text:style-name="P99">Выводы.</text:p>
      <text:p text:style-name="P100">В ходе выполнения лабораторный работы было создано и обработано бинарное дерево.</text:p>
      <text:p text:style-name="P101"><text:span text:style-name="T102">Приложение</text:span></text:p>
      <text:p text:style-name="P103"><text:span text:style-name="T104">исходный код программы</text:span></text:p>
      <text:p text:style-name="P105">Название файла: main.cpp</text:p>
      <text:p text:style-name="P106">#include &lt;string&gt;</text:p>
      <text:p text:style-name="P107">#include &lt;fstream&gt;</text:p>
      <text:p text:style-name="P108">#include &lt;algorithm&gt;</text:p>
      <text:p text:style-name="P109">#include "BinaryTree.h"</text:p>
      <text:p text:style-name="P110"><text:s/></text:p>
      <text:p text:style-name="P111">using namespace std;</text:p>
      <text:p text:style-name="P112"><text:s/></text:p>
      <text:p text:style-name="P113">BinaryTree&lt;char&gt; *genNode(const string &amp;, unsigned int = 1);</text:p>
      <text:p text:style-name="P114">bool isThereRightNode(const string &amp;, unsigned int &amp;);</text:p>
      <text:p text:style-name="P115">unsigned int treeDepth(BinaryTree&lt;char&gt; *);</text:p>
      <text:p text:style-name="P116">unsigned int treeLenght(BinaryTree&lt;char&gt; *, unsigned int = 0);</text:p>
      <text:p text:style-name="P117">void printResult(string);</text:p>
      <text:p text:style-name="P118"><text:s/></text:p>
      <text:p text:style-name="P119">int main(){</text:p>
      <text:p text:style-name="P120"><text:s text:c="4"/>string inputType;</text:p>
      <text:p text:style-name="P121"><text:s text:c="4"/>cout &lt;&lt; "Type Console to write binary tree in console or File to read binary tree from document: ";</text:p>
      <text:p text:style-name="P122"><text:s text:c="4"/>cin &gt;&gt; inputType;</text:p>
      <text:p text:style-name="P123"><text:s text:c="4"/>if(inputType == "Console"){</text:p>
      <text:p text:style-name="P124"><text:s text:c="8"/>cout &lt;&lt; "Type binary tree: ";</text:p>
      <text:p text:style-name="P125"><text:s text:c="8"/>string temp;</text:p>
      <text:p text:style-name="P126"><text:s text:c="8"/>cin &gt;&gt; temp;</text:p>
      <text:p text:style-name="P127"><text:s text:c="8"/>printResult(temp);</text:p>
      <text:p text:style-name="P128"><text:s text:c="4"/>}</text:p>
      <text:p text:style-name="P129"><text:s text:c="4"/>else if(inputType == "File"){</text:p>
      <text:p text:style-name="P130"><text:s text:c="8"/>cout &lt;&lt; "Type binary tree document path: ";</text:p>
      <text:p text:style-name="P131"><text:s text:c="8"/>string temp;</text:p>
      <text:p text:style-name="P132"><text:s text:c="8"/>cin &gt;&gt; temp;</text:p>
      <text:p text:style-name="P133"><text:s text:c="8"/>ifstream inputFile(temp);</text:p>
      <text:p text:style-name="P134"><text:s text:c="8"/>if(inputFile.is_open()){</text:p>
      <text:p text:style-name="P135"><text:s text:c="12"/>while(getline(inputFile, temp))</text:p>
      <text:p text:style-name="P136"><text:s text:c="16"/>printResult(temp);</text:p>
      <text:p text:style-name="P137"><text:s text:c="12"/>inputFile.close();</text:p>
      <text:p text:style-name="P138"><text:s text:c="8"/>}</text:p>
      <text:p text:style-name="P139"><text:s text:c="8"/>else{</text:p>
      <text:p text:style-name="P140"><text:s text:c="12"/>cout &lt;&lt; "FILE NOT OPEN" &lt;&lt; endl;</text:p>
      <text:p text:style-name="P141"><text:s text:c="12"/>return -1;</text:p>
      <text:p text:style-name="P142"><text:s text:c="8"/>}</text:p>
      <text:p text:style-name="P143"><text:s text:c="4"/>}</text:p>
      <text:p text:style-name="P144"><text:s text:c="4"/>else{</text:p>
      <text:p text:style-name="P145"><text:s text:c="8"/>cout &lt;&lt; "BAD INPUT CONFIGURATION" &lt;&lt; endl;</text:p>
      <text:p text:style-name="P146"><text:s text:c="8"/>return -1;</text:p>
      <text:p text:style-name="P147"><text:s text:c="4"/>}</text:p>
      <text:p text:style-name="P148">}</text:p>
      <text:p text:style-name="P149"><text:s/></text:p>
      <text:p text:style-name="P150">BinaryTree&lt;char&gt; *genNode(const string &amp;string, unsigned int index){</text:p>
      <text:p text:style-name="P151"><text:s text:c="4"/>BinaryTree&lt;char&gt; *leftNode = nullptr, *rightNode = nullptr;</text:p>
      <text:p text:style-name="P152"><text:s/></text:p>
      <text:p text:style-name="P153"><text:s text:c="4"/>if (string[index] == ')')</text:p>
      <text:p text:style-name="P154"><text:s text:c="8"/>return nullptr;</text:p>
      <text:p text:style-name="P155"><text:s/></text:p>
      <text:p text:style-name="P156"><text:s text:c="4"/>if (string[index + 1] == '(')</text:p>
      <text:p text:style-name="P157"><text:s text:c="8"/>leftNode = genNode(string, index + 2);</text:p>
      <text:p text:style-name="P158"><text:s/></text:p>
      <text:p text:style-name="P159"><text:s text:c="4"/>unsigned int temp = index + 1;</text:p>
      <text:p text:style-name="P160"><text:s text:c="4"/>if (isThereRightNode(string, temp))</text:p>
      <text:p text:style-name="P161"><text:s text:c="8"/>rightNode = genNode(string, temp);</text:p>
      <text:p text:style-name="P162"><text:s/></text:p>
      <text:p text:style-name="P163"><text:s text:c="4"/>return new BinaryTree&lt;char&gt;(string[index], leftNode, rightNode);</text:p>
      <text:p text:style-name="P164">}</text:p>
      <text:p text:style-name="P165"><text:s/></text:p>
      <text:p text:style-name="P166">bool isThereRightNode(const string &amp;string, unsigned int &amp;index){</text:p>
      <text:p text:style-name="P167"><text:s text:c="4"/>unsigned int countBracket = 0;</text:p>
      <text:p text:style-name="P168"><text:s/></text:p>
      <text:p text:style-name="P169"><text:s text:c="4"/>if (string[index] == '/'){</text:p>
      <text:p text:style-name="P170"><text:s text:c="8"/>index += 2;</text:p>
      <text:p text:style-name="P171"><text:s text:c="8"/>return true;</text:p>
      <text:p text:style-name="P172"><text:s text:c="4"/>}</text:p>
      <text:p text:style-name="P173"><text:s text:c="4"/>else if (string[index] == ')')</text:p>
      <text:p text:style-name="P174"><text:s text:c="8"/>return false;</text:p>
      <text:p text:style-name="P175"><text:s/></text:p>
      <text:p text:style-name="P176"><text:s text:c="4"/>do{</text:p>
      <text:p text:style-name="P177"><text:s text:c="8"/>if (string[index] == '(')</text:p>
      <text:p text:style-name="P178"><text:s text:c="12"/>countBracket++;</text:p>
      <text:p text:style-name="P179"><text:s text:c="8"/>else if (string[index] == ')')</text:p>
      <text:p text:style-name="P180"><text:s text:c="12"/>countBracket--;</text:p>
      <text:p text:style-name="P181"><text:s text:c="8"/>index++;</text:p>
      <text:p text:style-name="P182"><text:s text:c="4"/>}while (countBracket &gt; 0);</text:p>
      <text:p text:style-name="P183"><text:s/></text:p>
      <text:p text:style-name="P184"><text:s text:c="4"/>if (string[index] == '('){</text:p>
      <text:p text:style-name="P185"><text:s text:c="8"/>index++;</text:p>
      <text:p text:style-name="P186"><text:s text:c="8"/>return true;</text:p>
      <text:p text:style-name="P187"><text:s text:c="4"/>}</text:p>
      <text:p text:style-name="P188"><text:s text:c="4"/>return false;</text:p>
      <text:p text:style-name="P189">}</text:p>
      <text:p text:style-name="P190"><text:s/></text:p>
      <text:p text:style-name="P191">unsigned int treeDepth(BinaryTree&lt;char&gt; *tree){</text:p>
      <text:p text:style-name="P192"><text:s text:c="4"/>if (tree-&gt;isNullBinaryTree())</text:p>
      <text:p text:style-name="P193"><text:s text:c="8"/>return 0;</text:p>
      <text:p text:style-name="P194"><text:s text:c="4"/>else</text:p>
      <text:p text:style-name="P195"><text:s text:c="8"/>return max(treeDepth(tree-&gt;getLeftNode()), treeDepth(tree-&gt;getRirghtNode())) + 1;</text:p>
      <text:p text:style-name="P196">}</text:p>
      <text:p text:style-name="P197"><text:s/></text:p>
      <text:p text:style-name="P198">unsigned int treeLenght(BinaryTree&lt;char&gt; *tree, unsigned int depth){</text:p>
      <text:p text:style-name="P199"><text:s text:c="4"/>if(tree-&gt;isNullBinaryTree() || !tree-&gt;isNode())</text:p>
      <text:p text:style-name="P200"><text:s text:c="8"/>return 0;</text:p>
      <text:p text:style-name="P201"><text:s text:c="4"/>else</text:p>
      <text:p text:style-name="P202"><text:s text:c="8"/>return depth++ + treeLenght(tree-&gt;getLeftNode(), depth) + treeLenght(tree-&gt;getRirghtNode(), depth);</text:p>
      <text:p text:style-name="P203">}</text:p>
      <text:p text:style-name="P204"><text:s/></text:p>
      <text:p text:style-name="P205">void printResult(string BT){</text:p>
      <text:p text:style-name="P206"><text:s text:c="4"/>BinaryTree&lt;char&gt; *tree = genNode(BT);</text:p>
      <text:p text:style-name="P207"><text:s text:c="4"/>if(!tree-&gt;isNullBinaryTree()){</text:p>
      <text:p text:style-name="P208"><text:s text:c="8"/>// tree-&gt;printBinaryTree();</text:p>
      <text:p text:style-name="P209"><text:s text:c="8"/>cout &lt;&lt; "Max depth = " &lt;&lt; treeDepth(tree) &lt;&lt; " Lenght = " &lt;&lt; treeLenght(tree) &lt;&lt;endl;</text:p>
      <text:p text:style-name="P210"><text:s text:c="4"/>}</text:p>
      <text:p text:style-name="P211"><text:s text:c="4"/>else</text:p>
      <text:p text:style-name="P212"><text:s text:c="8"/>cout &lt;&lt; "NULL" &lt;&lt; endl;</text:p>
      <text:p text:style-name="P213">}</text:p>
      <text:p text:style-name="P214"/>
      <text:p text:style-name="P215">Название файла: binaryTree.h</text:p>
      <text:p text:style-name="P216">#ifndef BINARYTREE_H</text:p>
      <text:p text:style-name="P217">#define BINARYTREE_H</text:p>
      <text:p text:style-name="P218"><text:s/></text:p>
      <text:p text:style-name="P219">#include &lt;iostream&gt;</text:p>
      <text:p text:style-name="P220"><text:s/></text:p>
      <text:p text:style-name="P221">template &lt; typename Data &gt;</text:p>
      <text:p text:style-name="P222">class BinaryTree{</text:p>
      <text:p text:style-name="P223">public:</text:p>
      <text:p text:style-name="P224"><text:s text:c="4"/>BinaryTree(Data data, BinaryTree *leftNode, BinaryTree *rightNode){</text:p>
      <text:p text:style-name="P225"><text:s text:c="8"/>this-&gt;data = data;</text:p>
      <text:p text:style-name="P226"><text:s text:c="8"/>this-&gt;leftNode = leftNode;</text:p>
      <text:p text:style-name="P227"><text:s text:c="8"/>this-&gt;rightNode = rightNode;</text:p>
      <text:p text:style-name="P228"><text:s text:c="4"/>}</text:p>
      <text:p text:style-name="P229"><text:s text:c="4"/></text:p>
      <text:p text:style-name="P230"><text:s text:c="4"/>~BinaryTree(){</text:p>
      <text:p text:style-name="P231"><text:s text:c="8"/>if(!this-&gt;getLeftNode()-&gt;isNullBinaryTree())</text:p>
      <text:p text:style-name="P232"><text:s text:c="12"/>this-&gt;getLeftNode()-&gt;~BinaryTree();</text:p>
      <text:p text:style-name="P233"><text:s text:c="8"/>if(!this-&gt;getRirghtNode()-&gt;isNullBinaryTree())</text:p>
      <text:p text:style-name="P234"><text:s text:c="12"/>this-&gt;getRirghtNode()-&gt;~BinaryTree();</text:p>
      <text:p text:style-name="P235"><text:s text:c="8"/>if(!this-&gt;isNullBinaryTree())</text:p>
      <text:p text:style-name="P236"><text:s text:c="8"/>delete this;</text:p>
      <text:p text:style-name="P237"><text:s text:c="4"/>}</text:p>
      <text:p text:style-name="P238"><text:s text:c="4"/></text:p>
      <text:p text:style-name="P239"><text:s text:c="4"/>void printBinaryTree(){</text:p>
      <text:p text:style-name="P240"><text:s text:c="8"/>if(!this-&gt;isNullBinaryTree()){</text:p>
      <text:p text:style-name="P241"><text:s text:c="12"/>std::cout &lt;&lt; this-&gt;getRootBinaryTree();</text:p>
      <text:p text:style-name="P242"><text:s text:c="12"/>this-&gt;getLeftNode()-&gt;printBinaryTree();</text:p>
      <text:p text:style-name="P243"><text:s text:c="12"/>this-&gt;getRirghtNode()-&gt;printBinaryTree();</text:p>
      <text:p text:style-name="P244"><text:s text:c="8"/>}</text:p>
      <text:p text:style-name="P245"><text:s text:c="4"/>}</text:p>
      <text:p text:style-name="P246"><text:s/></text:p>
      <text:p text:style-name="P247"><text:s text:c="4"/>bool isNullBinaryTree(){</text:p>
      <text:p text:style-name="P248"><text:s text:c="8"/>return this == nullptr;</text:p>
      <text:p text:style-name="P249"><text:s text:c="4"/>}</text:p>
      <text:p text:style-name="P250"><text:s/></text:p>
      <text:p text:style-name="P251"><text:s text:c="4"/>Data getRootBinaryTree(){</text:p>
      <text:p text:style-name="P252"><text:s text:c="8"/>if(this-&gt;isNullBinaryTree()){</text:p>
      <text:p text:style-name="P253"><text:s text:c="12"/>error(1);</text:p>
      <text:p text:style-name="P254"><text:s text:c="12"/>return (Data)NULL;</text:p>
      <text:p text:style-name="P255"><text:s text:c="8"/>}</text:p>
      <text:p text:style-name="P256"><text:s text:c="8"/>else</text:p>
      <text:p text:style-name="P257"><text:s text:c="12"/>return this-&gt;data;</text:p>
      <text:p text:style-name="P258"><text:s text:c="4"/>}</text:p>
      <text:p text:style-name="P259"><text:s/></text:p>
      <text:p text:style-name="P260"><text:s text:c="4"/>BinaryTree *getLeftNode(){</text:p>
      <text:p text:style-name="P261"><text:s text:c="8"/>if(this-&gt;isNullBinaryTree()){</text:p>
      <text:p text:style-name="P262"><text:s text:c="12"/>error(2);</text:p>
      <text:p text:style-name="P263"><text:s text:c="12"/>return nullptr;</text:p>
      <text:p text:style-name="P264"><text:s text:c="8"/>}</text:p>
      <text:p text:style-name="P265"><text:s text:c="8"/>else</text:p>
      <text:p text:style-name="P266"><text:s text:c="12"/>return this-&gt;leftNode;</text:p>
      <text:p text:style-name="P267"><text:s text:c="4"/>}</text:p>
      <text:p text:style-name="P268"><text:s/></text:p>
      <text:p text:style-name="P269"><text:s text:c="4"/>BinaryTree *getRirghtNode(){</text:p>
      <text:p text:style-name="P270"><text:s text:c="8"/>if(this-&gt;isNullBinaryTree()){</text:p>
      <text:p text:style-name="P271"><text:s text:c="12"/>error(3);</text:p>
      <text:p text:style-name="P272"><text:s text:c="12"/>return nullptr;</text:p>
      <text:p text:style-name="P273"><text:s text:c="8"/>}</text:p>
      <text:p text:style-name="P274"><text:s text:c="8"/>else</text:p>
      <text:p text:style-name="P275"><text:s text:c="12"/>return this-&gt;rightNode;</text:p>
      <text:p text:style-name="P276"><text:s text:c="4"/>}</text:p>
      <text:p text:style-name="P277"><text:s/></text:p>
      <text:p text:style-name="P278"><text:s text:c="4"/>bool isNode(){</text:p>
      <text:p text:style-name="P279"><text:s text:c="8"/>if(this-&gt;getLeftNode()-&gt;isNullBinaryTree() &amp;&amp; this-&gt;getRirghtNode()-&gt;isNullBinaryTree())</text:p>
      <text:p text:style-name="P280"><text:s text:c="12"/>return false;</text:p>
      <text:p text:style-name="P281"><text:s text:c="8"/>return true;</text:p>
      <text:p text:style-name="P282"><text:s text:c="4"/>}</text:p>
      <text:p text:style-name="P283"><text:s/></text:p>
      <text:p text:style-name="P284"><text:s text:c="4"/>void error(unsigned int err){</text:p>
      <text:p text:style-name="P285"><text:s text:c="8"/>switch(err){</text:p>
      <text:p text:style-name="P286"><text:s text:c="12"/>case 1:</text:p>
      <text:p text:style-name="P287"><text:s text:c="16"/>std::cout &lt;&lt; "ERROR: IMPOSSIBLE TO GET ROOT - TREE IS NULL" &lt;&lt; std::endl;</text:p>
      <text:p text:style-name="P288"><text:s text:c="16"/>break;</text:p>
      <text:p text:style-name="P289"><text:s text:c="12"/>case 2:</text:p>
      <text:p text:style-name="P290"><text:s text:c="16"/>std::cout &lt;&lt; "ERROR: IMPOSSIBLE TO GET LEFT NODE - TREE IS NULL" &lt;&lt; std::endl;</text:p>
      <text:p text:style-name="P291"><text:s text:c="16"/>break;</text:p>
      <text:p text:style-name="P292"><text:s text:c="12"/>case 3:</text:p>
      <text:p text:style-name="P293"><text:s text:c="16"/>std::cout &lt;&lt; "ERROR: IMPOSSIBLE TO GET RIGHT NODE - TREE IS NULL" &lt;&lt; std::endl;</text:p>
      <text:p text:style-name="P294"><text:s text:c="16"/>break;</text:p>
      <text:p text:style-name="P295"><text:s text:c="12"/>default:</text:p>
      <text:p text:style-name="P296"><text:s text:c="16"/>std::cout &lt;&lt; "ERROR: SOMETHING WRONG" &lt;&lt; std::endl;</text:p>
      <text:p text:style-name="P297"><text:s text:c="8"/>}</text:p>
      <text:p text:style-name="P298"><text:s text:c="4"/>}</text:p>
      <text:p text:style-name="P299"><text:s/></text:p>
      <text:p text:style-name="P300">private:</text:p>
      <text:p text:style-name="P301"><text:s text:c="4"/>Data data;</text:p>
      <text:p text:style-name="P302"><text:s text:c="4"/>BinaryTree *leftNode;</text:p>
      <text:p text:style-name="P303"><text:s text:c="4"/>BinaryTree *rightNode;</text:p>
      <text:p text:style-name="P304">};</text:p>
      <text:p text:style-name="P305"><text:s/></text:p>
      <text:p text:style-name="P306"><text:span text:style-name="T307">#endi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style:text-position="-4.1% 100%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paragraph-properties fo:border="0in none #FFFFFF" fo:padding="0.4305in" style:shadow="none"/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border="0in none #FFFFFF" fo:padding="0.4305in" style:shadow="none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text-underline-color="#000000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WW_CharLFO2LVL1" style:family="text">
      <style:text-properties style:font-name-complex="Times New Roman" style:text-position="super 100%"/>
    </style:style>
    <style:style style:name="WW_CharLFO2LVL2" style:family="text">
      <style:text-properties style:font-name-complex="Times New Roman" style:text-position="super 100%"/>
    </style:style>
    <style:style style:name="WW_CharLFO2LVL3" style:family="text">
      <style:text-properties style:font-name-complex="Times New Roman" style:text-position="super 100%"/>
    </style:style>
    <style:style style:name="WW_CharLFO2LVL4" style:family="text">
      <style:text-properties style:font-name-complex="Times New Roman" style:text-position="super 100%"/>
    </style:style>
    <style:style style:name="WW_CharLFO2LVL5" style:family="text">
      <style:text-properties style:font-name-complex="Times New Roman" style:text-position="super 100%"/>
    </style:style>
    <style:style style:name="WW_CharLFO2LVL6" style:family="text">
      <style:text-properties style:font-name-complex="Times New Roman" style:text-position="super 100%"/>
    </style:style>
    <style:style style:name="WW_CharLFO2LVL7" style:family="text">
      <style:text-properties style:font-name-complex="Times New Roman" style:text-position="super 100%"/>
    </style:style>
    <style:style style:name="WW_CharLFO2LVL8" style:family="text">
      <style:text-properties style:font-name-complex="Times New Roman" style:text-position="super 100%"/>
    </style:style>
    <style:style style:name="WW_CharLFO2LVL9" style:family="text">
      <style:text-properties style:font-name-complex="Times New Roman" style:text-position="super 100%"/>
    </style:style>
    <text:list-style style:name="Импортированныйстиль2" style:display-name="Импортированный стиль 2">
      <text:list-level-style-number text:level="1" text:style-name="WW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 fo:margin-left="0.1972in" fo:text-indent="0in">
        <style:tab-stops>
          <style:tab-stop style:type="left" style:position="-1.7722in"/>
          <style:tab-stop style:type="left" style:position="0.295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K Call</dc:creator>
    <meta:creation-date>2020-10-21T23:46:00Z</meta:creation-date>
    <dc:date>2020-10-21T23:46:00Z</dc:date>
    <meta:print-date>2015-07-17T19:06:00Z</meta:print-date>
    <meta:template xlink:href="Normal.dotm" xlink:type="simple"/>
    <meta:editing-cycles>11</meta:editing-cycles>
    <meta:editing-duration>PT0S</meta:editing-duration>
    <meta:document-statistic meta:page-count="1" meta:paragraph-count="14" meta:word-count="1070" meta:character-count="7159" meta:row-count="50" meta:non-whitespace-character-count="6103"/>
  </office:meta>
</office:document-meta>
</file>